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rsid="00076e86" officeooo:paragraph-rsid="000609c9" style:font-name-complex="Khmer OS"/>
    </style:style>
    <style:style style:name="P2" style:family="paragraph" style:parent-style-name="Standard">
      <style:text-properties style:font-name="Khmer OS" officeooo:rsid="00076e86" officeooo:paragraph-rsid="000609c9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0faba" officeooo:paragraph-rsid="0010faba" style:font-name-complex="Khmer OS"/>
    </style:style>
    <style:style style:name="P4" style:family="paragraph" style:parent-style-name="Standard">
      <style:paragraph-properties fo:text-align="center" style:justify-single-word="false"/>
      <style:text-properties style:font-name="Khmer OS" fo:font-size="20pt" fo:font-weight="bold" officeooo:rsid="00076e86" officeooo:paragraph-rsid="000609c9" style:font-weight-asian="bold" style:font-name-complex="Khmer OS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10faba" officeooo:paragraph-rsid="00180f83" style:font-name-complex="Khmer OS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076e86" officeooo:paragraph-rsid="00180f83" style:font-name-complex="Khmer OS"/>
    </style:style>
    <style:style style:name="P7" style:family="paragraph">
      <style:paragraph-properties fo:text-align="center" style:writing-mode="lr-tb"/>
      <style:text-properties style:font-name="Khmer OS" fo:font-size="20pt" style:font-name-complex="Khmer OS"/>
    </style:style>
    <style:style style:name="P8" style:family="paragraph">
      <loext:graphic-properties draw:fill-color="#ffffff"/>
      <style:paragraph-properties fo:text-align="center" style:writing-mode="lr-tb"/>
      <style:text-properties style:font-name="Khmer OS" fo:font-size="20pt" style:font-name-complex="Khmer OS"/>
    </style:style>
    <style:style style:name="T1" style:family="text">
      <style:text-properties fo:color="#ffffff" loext:opacity="100%" fo:background-color="#18a303" loext:char-shading-value="0"/>
    </style:style>
    <style:style style:name="T2" style:family="text">
      <style:text-properties fo:color="#ffffff" loext:opacity="100%" officeooo:rsid="000b6e68" fo:background-color="#18a303" loext:char-shading-value="0"/>
    </style:style>
    <style:style style:name="T3" style:family="text">
      <style:text-properties fo:color="#ffffff" loext:opacity="100%" officeooo:rsid="00180f83" fo:background-color="#18a303" loext:char-shading-value="0"/>
    </style:style>
    <style:style style:name="T4" style:family="text">
      <style:text-properties fo:font-size="20pt" fo:font-weight="bold" officeooo:rsid="000d6661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0609c9" style:font-weight-asian="bold" style:font-weight-complex="bold"/>
    </style:style>
    <style:style style:name="T7" style:family="text">
      <style:text-properties fo:font-weight="bold" officeooo:rsid="000609c9" style:font-weight-asian="bold" style:font-weight-complex="bold"/>
    </style:style>
    <style:style style:name="T8" style:family="text">
      <style:text-properties officeooo:rsid="000609c9"/>
    </style:style>
    <style:style style:name="T9" style:family="text">
      <style:text-properties officeooo:rsid="0006e86e"/>
    </style:style>
    <style:style style:name="T10" style:family="text">
      <style:text-properties officeooo:rsid="0008cda9"/>
    </style:style>
    <style:style style:name="T11" style:family="text">
      <style:text-properties officeooo:rsid="000e688c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6dd26" style:font-weight-asian="bold" style:font-weight-complex="bold"/>
    </style:style>
    <style:style style:name="T14" style:family="text">
      <style:text-properties officeooo:rsid="0016dd26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6dd26" style:font-weight-asian="bold" style:font-weight-complex="bold"/>
    </style:style>
    <style:style style:name="T17" style:family="text">
      <style:text-properties officeooo:rsid="00180f83"/>
    </style:style>
    <style:style style:name="T18" style:family="text">
      <style:text-properties officeooo:rsid="001b2750"/>
    </style:style>
    <style:style style:name="T19" style:family="text">
      <style:text-properties style:font-name="Khmer OS" fo:font-size="20pt" fo:font-weight="bold" style:font-name-complex="Khmer OS" style:font-weight-complex="bold"/>
    </style:style>
    <style:style style:name="T20" style:family="text">
      <style:text-properties style:font-name="Khmer OS" fo:font-size="20pt" style:font-name-complex="Khmer OS"/>
    </style:style>
    <style:style style:name="gr1" style:family="graphic">
      <style:graphic-properties draw:stroke="solid" draw:stroke-dash="Line_20_with_20_Fine_20_Dots" svg:stroke-width="0.0201in" draw:marker-start-width="0.1689in" draw:marker-end-width="0.1689in" draw:fill-color="#ffffff" draw:textarea-horizontal-align="justify" draw:textarea-vertical-align="middle" draw:auto-grow-height="false" fo:min-height="0.8839in" fo:min-width="6.84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1" draw:style-name="gr1" draw:text-style-name="P8" svg:width="6.8606in" svg:height="0.9039in" svg:x="0.1244in" svg:y="0.5839in"><text:p text:style-name="P7"><text:span text:style-name="T19">Chapter7:</text:span><text:span text:style-name="T20"> </text:span><text:span text:style-name="T19">Data File Operations</text:span></text:p><draw:enhanced-geometry svg:viewBox="0 0 21600 21600" draw:type="rectangle" draw:enhanced-path="M 0 0 L 21600 0 21600 21600 0 21600 0 0 Z N"/></draw:custom-shape><text:span text:style-name="T1">Date </text:span><text:span text:style-name="T2">1</text:span><text:span text:style-name="T1">/Ju</text:span><text:span text:style-name="T2">l</text:span><text:span text:style-name="T1">/21</text:span><text:line-break/></text:p>
      <text:p text:style-name="P4"/>
      <text:p text:style-name="P1"><text:span text:style-name="T4"><text:line-break/></text:span><text:span text:style-name="T5">I- </text:span><text:span text:style-name="T6">Introduction</text:span><text:span text:style-name="T5">:</text:span></text:p>
      <text:p text:style-name="P1"><text:tab/>- <text:span text:style-name="T8">ការប្រើប្រាស់ pointer ឬ array នោះ data វាផ្ទុកជាបណ្តោះអាសន្ន នោះវាត្រូវបាន<text:tab/>បាត់បង់នៅពេលបិទ Program ឬ បិទComputer ពីព្រោះវាផ្ទុកលើ Ram។</text:span><text:line-break/><text:tab/>- <text:span text:style-name="T8">ហើយបើ data រក្សាទុកលើនោះវាមិនត្រូវបាត់បង់ឡើយ នៅពេលបិទ Program ឬ <text:tab/>បិទComputer។</text:span></text:p>
      <text:p text:style-name="P1"><text:tab/>- <text:span text:style-name="T8">File ត្រូវបានគេរក្សាទុកក្នុងដូចជា: Hard Disk, USB, ………, Stream<text:line-break/><text:tab/>- File ចែកចេញជាពីរប្រភេទគឺ: Text file និង Binary File។</text:span></text:p>
      <text:p text:style-name="P1"><text:tab/><text:span text:style-name="T7">Ex: </text:span><text:span text:style-name="T8">int x = 27153;</text:span></text:p>
      <text:p text:style-name="P1"><text:tab/><text:tab/>-<text:span text:style-name="T8"> data x ផ្ទុកលើ Text file វាត្រូវការ space 5 bytes<text:line-break/><text:tab/><text:tab/>- </text:span><text:span text:style-name="T9">data x ផ្ទុកលើ Binary file </text:span><text:span text:style-name="T10">វាត្រូវការ space 2 bytes<text:line-break/><text:tab/></text:span><text:span text:style-name="T11">+</text:span><text:span text:style-name="T10"> គេប្រើ standard class <text:s/>3គឺ:<text:line-break/><text:tab/><text:tab/>- </text:span><text:span text:style-name="T11">ifstream: ជា object stream សំរាប់ Read data។<text:line-break/><text:tab/><text:tab/>- ofstream: ជា object stream សំរាប់ Write data។<text:line-break/><text:tab/><text:tab/>- fstream: ជា object stream សំរាប់ Write ឬRead data។</text:span></text:p>
      <text:p text:style-name="P3"><text:span text:style-name="T12">II- ការបើក File (open stream)</text:span><text:line-break/><text:tab/>ក្នុងការអនុវត្តលើ File (Access លើ file)ដំបូងគេត្រូវបើក File ជាមុនសិន។ ហើយការ<text:tab/>បើក File <text:line-break/><text:tab/><text:span text:style-name="T12">1. ការបើក File សំរាប់ write data:</text:span><text:line-break/><text:tab/><text:span text:style-name="T15">+ តាម Constructor:</text:span><text:line-break/><text:tab/><text:tab/>ofstream f(“filename”);<text:line-break/><text:tab/><text:tab/>ដែល f ហៅថា object stream សំរាប់ write។</text:p>
      <text:p text:style-name="P5"><text:span text:style-name="T15">+ តាម Function member:</text:span><text:line-break/><text:soft-page-break/><text:tab/><text:tab/>ofstream <text:s/>f;<text:line-break/><text:tab/><text:tab/><text:span text:style-name="T14">f.open(“filename”);<text:line-break/><text:tab/></text:span><text:span text:style-name="T13">2. ការបើក File សំរាប់ Read data:</text:span><text:span text:style-name="T14"><text:line-break/><text:tab/></text:span><text:span text:style-name="T16">+ តាម Constructor:</text:span><text:span text:style-name="T14"><text:line-break/><text:tab/><text:tab/>f</text:span></text:p>
      <text:p text:style-name="P6"><text:span text:style-name="T1">Date </text:span><text:span text:style-name="T3">6</text:span><text:span text:style-name="T1">/Ju</text:span><text:span text:style-name="T2">l</text:span><text:span text:style-name="T1">/21</text:span></text:p>
      <text:p text:style-name="P5"/>
      <text:p text:style-name="P5"><text:tab/><text:span text:style-name="T17">fstream f(“filename”, ios::app);</text:span></text:p>
      <text:p text:style-name="P5"><text:tab/>ដែល <text:span text:style-name="T17">f </text:span>ហៅថា <text:span text:style-name="T17">object stream</text:span>សំរាប់ <text:span text:style-name="T17">Append។</text:span></text:p>
      <text:p text:style-name="P5"><text:tab/><text:span text:style-name="T17">app ជា mode សំរាប់ Append data</text:span><text:line-break/><text:tab/><text:span text:style-name="T17">+ តាម </text:span><text:span text:style-name="T18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7-06T08:53:45.362879705</dc:date>
    <meta:editing-duration>PT1H40M56S</meta:editing-duration>
    <meta:editing-cycles>13</meta:editing-cycles>
    <meta:generator>LibreOffice/7.1.4.2$MacOSX_X86_64 LibreOffice_project/a529a4fab45b75fefc5b6226684193eb000654f6</meta:generator>
    <meta:document-statistic meta:table-count="0" meta:image-count="0" meta:object-count="0" meta:page-count="2" meta:paragraph-count="12" meta:word-count="198" meta:character-count="1006" meta:non-whitespace-character-count="809"/>
  </office:meta>
</office:document-meta>
</file>